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Chandas" svg:font-family="Chandas" style:font-pitch="variable"/>
    <style:font-face style:name="Dyuthi" svg:font-family="Dyuthi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Lohit Devanagari" svg:font-family="'Lohit Devanagari'" style:font-pitch="variable"/>
    <style:font-face style:name="Loma" svg:font-family="Loma" style:font-pitch="variable"/>
    <style:font-face style:name="Pagul" svg:font-family="Pagu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06cm" fo:min-width="3.452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6.533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195cm" style:use-optimal-row-height="false"/>
    </style:style>
    <style:style style:name="ro2" style:family="table-row">
      <style:table-row-properties style:row-height="1.196cm" style:use-optimal-row-height="false"/>
    </style:style>
    <style:style style:name="ro3" style:family="table-row">
      <style:table-row-properties style:row-height="0.523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0cm" style:use-optimal-row-height="tru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style:font-size-asian="15pt" style:font-size-complex="15p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oma" fo:font-size="40pt" style:font-size-asian="40pt" style:font-size-complex="40pt"/>
    </style:style>
    <style:style style:name="P6" style:family="paragraph">
      <style:paragraph-properties fo:margin-top="0.5cm" fo:margin-bottom="0cm"/>
      <style:text-properties style:font-name="Loma"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1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1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Liberation Sans" style:letter-kerning="true" style:font-name-asian="Noto Sans CJK SC" style:font-name-complex="Lohit Devanagari1"/>
    </style:style>
    <style:style style:name="T5" style:family="text">
      <style:text-properties style:font-name="Loma" fo:font-size="66pt" fo:font-weight="bold" style:font-size-asian="66pt" style:font-weight-asian="bold" style:font-name-complex="Liberation Sans2" style:font-size-complex="66pt" style:font-weight-complex="bold"/>
    </style:style>
    <style:style style:name="T6" style:family="text">
      <style:text-properties style:font-name="Loma" fo:font-size="66pt" style:font-size-asian="66pt" style:font-name-complex="Lohit Devanagari" style:font-size-complex="66pt"/>
    </style:style>
    <style:style style:name="T7" style:family="text">
      <style:text-properties style:font-name="Loma" fo:font-size="40pt" style:text-underline-style="solid" style:text-underline-width="auto" style:text-underline-color="font-color" fo:font-weight="bold" style:font-size-asian="40pt" style:font-weight-asian="bold" style:font-name-complex="Lohit Devanagari" style:font-size-complex="40pt" style:font-weight-complex="bold"/>
    </style:style>
    <style:style style:name="T8" style:family="text">
      <style:text-properties style:font-name="Loma" fo:font-size="40pt" style:text-underline-style="none" style:font-size-asian="40pt" style:font-name-complex="Lohit Devanagari" style:font-size-complex="40pt"/>
    </style:style>
    <style:style style:name="T9" style:family="text">
      <style:text-properties style:font-name="Loma" fo:font-size="40pt" style:font-size-asian="40pt" style:font-name-complex="Lohit Devanagari" style:font-size-complex="40pt"/>
    </style:style>
    <style:style style:name="T10" style:family="text">
      <style:text-properties style:font-name="Loma" fo:font-size="72pt" style:font-size-asian="72pt" style:font-name-complex="Lohit Devanagari" style:font-size-complex="72pt"/>
    </style:style>
    <style:style style:name="T11" style:family="text">
      <style:text-properties style:font-name="Loma" fo:font-size="40pt" style:font-size-asian="40pt" style:font-size-complex="4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oma" fo:font-size="66pt" fo:font-style="normal" fo:text-shadow="none" style:text-underline-style="none" fo:font-weight="bold" style:letter-kerning="true" fo:background-color="transparent" style:font-name-asian="Noto Sans CJK SC" style:font-size-asian="66pt" style:font-style-asian="normal" style:font-weight-asian="bold" style:font-name-complex="Liberation Sans2" style:font-size-complex="6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oma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oma" fo:font-size="40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oma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oma" fo:font-size="72pt" style:text-underline-style="none" fo:font-weight="normal" style:font-size-asian="72pt" style:font-weight-asian="normal" style:font-name-complex="Lohit Devanagari" style:font-size-complex="72pt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oma" fo:font-size="40pt" fo:font-style="normal" fo:text-shadow="none" style:letter-kerning="true" fo:background-color="transparent" style:font-name-asian="Noto Sans CJK SC" style:font-size-asian="40pt" style:font-style-asian="normal" style:font-size-complex="4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xml:id="id3" draw:id="id3" draw:layer="layout" svg:width="6.532cm" svg:height="11.731cm" svg:x="19.961cm" svg:y="3.1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Netflix_shows</text:span></text:p>
              </table:table-cell>
            </table:table-row>
            <table:table-row table:style-name="ro1">
              <table:table-cell table:style-name="gray2">
                <text:p><text:span text:style-name="T2">Id int</text:span>()</text:p>
              </table:table-cell>
            </table:table-row>
            <table:table-row table:style-name="ro1">
              <table:table-cell table:style-name="gray1">
                <text:p><text:span text:style-name="T2">Title var() </text:span><text:span text:style-name="T1">PK</text:span></text:p>
              </table:table-cell>
            </table:table-row>
            <table:table-row table:style-name="ro1">
              <table:table-cell table:style-name="gray2">
                <text:p><text:span text:style-name="T2">Rating var</text:span>()</text:p>
              </table:table-cell>
            </table:table-row>
            <table:table-row table:style-name="ro1">
              <table:table-cell table:style-name="gray1">
                <text:p><text:span text:style-name="T2">RatingLevel int</text:span>()</text:p>
              </table:table-cell>
            </table:table-row>
            <table:table-row table:style-name="ro1">
              <table:table-cell table:style-name="gray2">
                <text:p><text:span text:style-name="T2">Ratingdescription var</text:span>()</text:p>
              </table:table-cell>
            </table:table-row>
            <table:table-row table:style-name="ro1">
              <table:table-cell table:style-name="gray1">
                <text:p><text:span text:style-name="T2">Release year int</text:span>()</text:p>
              </table:table-cell>
            </table:table-row>
            <table:table-row table:style-name="ro1">
              <table:table-cell table:style-name="gray2">
                <text:p><text:span text:style-name="T2">User rating score int</text:span>()</text:p>
              </table:table-cell>
            </table:table-row>
            <table:table-row table:style-name="ro2">
              <table:table-cell table:style-name="gray1">
                <text:p><text:span text:style-name="T2">User rating size int</text:span>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7.693cm" svg:height="12.512cm" svg:x="2.182cm" svg:y="0.93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Netflix_title</text:span></text:p>
              </table:table-cell>
            </table:table-row>
            <table:table-row table:style-name="ro4">
              <table:table-cell table:style-name="ce2">
                <text:p text:style-name="P2"><text:span text:style-name="T3">Show id int() </text:span><text:span text:style-name="T1">PK</text:span> </text:p>
              </table:table-cell>
            </table:table-row>
            <table:table-row table:style-name="ro4">
              <table:table-cell table:style-name="ce2">
                <text:p text:style-name="P2">Type var()</text:p>
              </table:table-cell>
            </table:table-row>
            <table:table-row table:style-name="ro4">
              <table:table-cell table:style-name="ce2">
                <text:p text:style-name="P2"><text:span text:style-name="T4">Title var</text:span>()</text:p>
              </table:table-cell>
            </table:table-row>
            <table:table-row table:style-name="ro4">
              <table:table-cell table:style-name="ce2">
                <text:p text:style-name="P2"><text:span text:style-name="T4">Director var</text:span>()</text:p>
              </table:table-cell>
            </table:table-row>
            <table:table-row table:style-name="ro4">
              <table:table-cell table:style-name="ce2">
                <text:p text:style-name="P2"><text:span text:style-name="T4">Cast var </text:span>()</text:p>
              </table:table-cell>
            </table:table-row>
            <table:table-row table:style-name="ro4">
              <table:table-cell table:style-name="ce2">
                <text:p text:style-name="P2"><text:span text:style-name="T4">Country var </text:span>()</text:p>
              </table:table-cell>
            </table:table-row>
            <table:table-row table:style-name="ro4">
              <table:table-cell table:style-name="ce2">
                <text:p text:style-name="P2"><text:span text:style-name="T4">date_added datetime</text:span>()</text:p>
              </table:table-cell>
            </table:table-row>
            <table:table-row table:style-name="ro4">
              <table:table-cell table:style-name="ce2">
                <text:p text:style-name="P2"><text:span text:style-name="T4">release_year int</text:span>()</text:p>
              </table:table-cell>
            </table:table-row>
            <table:table-row table:style-name="ro4">
              <table:table-cell table:style-name="ce2">
                <text:p text:style-name="P2"><text:span text:style-name="T4">Rating </text:span><text:span text:style-name="T4">var</text:span>() </text:p>
              </table:table-cell>
            </table:table-row>
            <table:table-row table:style-name="ro4">
              <table:table-cell table:style-name="ce2">
                <text:p text:style-name="P2"><text:span text:style-name="T4">Duration </text:span><text:span text:style-name="T4">var</text:span>() </text:p>
              </table:table-cell>
            </table:table-row>
            <table:table-row table:style-name="ro5">
              <table:table-cell table:style-name="ce2">
                <text:p text:style-name="P2"><text:span text:style-name="T3">listed_in </text:span><text:span text:style-name="T3">var</text:span>() </text:p>
              </table:table-cell>
            </table:table-row>
            <table:table-row table:style-name="ro4">
              <table:table-cell table:style-name="ce2">
                <text:p text:style-name="P2"><text:span text:style-name="T4">Description </text:span><text:span text:style-name="T4">var</text:span>() 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xml:id="id2" draw:id="id2" draw:layer="layout" svg:width="5.588cm" svg:height="3.048cm" svg:x="12.446cm" svg:y="5.08cm">
          <text:p text:style-name="P3">Regrou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9.875cm" svg:y1="7.187cm" svg:x2="12.446cm" svg:y2="6.604cm" draw:start-shape="id1" draw:end-shape="id2" svg:d="M9875 7187h1287v-583h1284" svg:viewBox="0 0 2572 584">
          <text:p/>
        </draw:connector>
        <draw:connector draw:style-name="gr2" draw:text-style-name="P3" draw:layer="layout" svg:x1="18.034cm" svg:y1="6.604cm" svg:x2="19.961cm" svg:y2="8.976cm" draw:start-shape="id2" draw:end-shape="id3" svg:d="M18034 6604h964v2372h963" svg:viewBox="0 0 1928 2373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5" draw:layer="layout" svg:width="19.812cm" svg:height="6.604cm" svg:x="6.35cm" svg:y="5.08cm" presentation:class="outline" presentation:user-transformed="true">
          <draw:text-box>
            <text:p text:style-name="P5"><text:span text:style-name="T5">Netflix_titles</text:span><text:span text:style-name="T6">(</text:span><text:span text:style-name="T7">Show_id</text:span><text:span text:style-name="T8">,#title</text:span><text:span text:style-name="T9">..</text:span><text:span text:style-name="T10">)</text:span><text:span text:style-name="T11"> </text:span><text:span text:style-name="T11"><text:tab/></text:span></text:p>
            <text:p text:style-name="P6"><text:span text:style-name="T12">Netflix_titles</text:span><text:span text:style-name="T13">(</text:span><text:span text:style-name="T14">title</text:span><text:span text:style-name="T15">,..</text:span><text:span text:style-name="T16">)</text:span></text:p>
            <text:p text:style-name="P5"><text:span text:style-name="T17"/></text:p>
          </draw:text-box>
        </draw:frame>
        <presentation:notes draw:style-name="dp4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Chandas" svg:font-family="Chandas" style:font-pitch="variable"/>
    <style:font-face style:name="Dyuthi" svg:font-family="Dyuthi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Lohit Devanagari" svg:font-family="'Lohit Devanagari'" style:font-pitch="variable"/>
    <style:font-face style:name="Loma" svg:font-family="Loma" style:font-pitch="variable"/>
    <style:font-face style:name="Pagul" svg:font-family="Pagu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8T09:03:34.680330840</meta:creation-date>
    <dc:date>2020-11-10T17:14:18.295771171</dc:date>
    <meta:editing-duration>PT32M53S</meta:editing-duration>
    <meta:editing-cycles>4</meta:editing-cycles>
    <meta:generator>LibreOffice/6.4.6.2$Linux_X86_64 LibreOffice_project/40$Build-2</meta:generator>
    <meta:document-statistic meta:object-count="31"/>
  </office:meta>
</office:document-meta>
</file>